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Heading_20_1">
      <style:paragraph-properties fo:margin-left="0.635cm" fo:margin-right="0cm" fo:margin-top="0.423cm" fo:margin-bottom="0.423cm" style:contextual-spacing="false" fo:line-height="100%" fo:text-indent="0cm" style:auto-text-indent="false"/>
    </style:style>
    <style:style style:name="P2" style:family="paragraph" style:parent-style-name="Title" style:master-page-name="Standard">
      <style:paragraph-properties fo:text-align="start" style:justify-single-word="false" style:page-number="1"/>
    </style:style>
    <style:style style:name="P3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4" style:family="paragraph" style:parent-style-name="Standard" style:list-style-name="WWNum5">
      <style:paragraph-properties fo:margin-left="1.27cm" fo:margin-right="0cm" fo:text-indent="-0.635cm" style:auto-text-indent="false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k8hnzhg7p4f"/>Проектирование объектной модели</text:p>
      <text:p text:style-name="Subtitle"><text:bookmark text:name="_ql19fzi8o8kh"/>Лабораторная работа 3</text:p>
      <text:list xml:id="list1891162994" text:style-name="WWNum5">
        <text:list-item>
          <text:p text:style-name="P4">При скачивании BPMN диаграммы открыть её на bpmn.io ии stormbpmn.com не получилось(файл с расширение xml, а не bpmn).</text:p>
        </text:list-item>
        <text:list-item>
          <text:p text:style-name="P4">В диаграмме случаев использования отражены не все случаи использования, описанные в текстовом описании</text:p>
        </text:list-item>
        <text:list-item>
          <text:p text:style-name="P4">Ошибка на диаграмме классов. Как понимаю, классы ArticlesPageView и ArticlePageView должны быть одним классом.</text:p>
        </text:list-item>
        <text:list-item>
          <text:p text:style-name="P4">Не совсем ясна семантика связи User и Role. Во всяком случае в реализации не отражено.</text:p>
        </text:list-item>
        <text:list-item>
          <text:p text:style-name="P4">Плохо расширяемое решение с ролями, реализованные через перечисление.</text:p>
        </text:list-item>
        <text:list-item>
          <text:p text:style-name="P4">Неверные дуги от сервисов к интерфейсам репозиториев, должна быть реализация, а не наследование.</text:p>
        </text:list-item>
        <text:list-item>
          <text:p text:style-name="P4">Не совсем понятно решение с сервисами, реализующими интерфейсы репозиториев. В теории, это должны быть разные сущности.</text:p>
        </text:list-item>
        <text:list-item>
          <text:p text:style-name="P4">Контроллеры жёстко связаны с сервисами, что делает код не гибким. Следует привязать контроллеры к абстракциям, а именно к интерфейсам сервисов. Далее уже можно использовать внедрение зависимости для ещё более гибкого кода.</text:p>
        </text:list-item>
        <text:list-item>
          <text:p text:style-name="P4">Классы, которые явно являются классами данных, а именно Article, Comment, User и Notification могут быть помечены стереотипом &lt;&lt;data&gt;&gt; для лучшего восприятия и понимания.</text:p>
        </text:list-item>
        <text:list-item>
          <text:p text:style-name="P4">Класс Application не помечен стереотипом &lt;&lt;main&gt;&gt;.</text:p>
        </text:list-item>
        <text:list-item>
          <text:p text:style-name="P4">Отсутствует класс со стереотипом &lt;&lt;injector&gt;&gt;.</text:p>
        </text:list-item>
        <text:list-item>
          <text:p text:style-name="P4">Классы, связанные с пользовательским интерфейсом, не помечены стереотипом &lt;&lt;UI&gt;&gt;.</text:p>
        </text:list-item>
        <text:list-item>
          <text:p text:style-name="P4">В диаграмме классов развития изменены существующие классы, что есть нарушение принципа открытости-закрытости (ArticleService). Добавленные возможности также нарушает принцип единой ответственности, следовало создать отдельный сервис для лайков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672cm" fo:margin-left="2.54cm" fo:margin-right="2.54cm" style:writing-mode="lr-tb" style:layout-grid-color="#c0c0c0" style:layout-grid-lines="2548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3-15T14:19:15.338318115</dc:date>
    <meta:editing-duration>PT47S</meta:editing-duration>
    <meta:editing-cycles>2</meta:editing-cycles>
    <meta:document-statistic meta:table-count="0" meta:image-count="0" meta:object-count="0" meta:page-count="1" meta:paragraph-count="15" meta:word-count="216" meta:character-count="1594" meta:non-whitespace-character-count="1406"/>
  </office:meta>
</office:document-meta>
</file>